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stVersionMatcher.accept( ModuleRevisionId askedMrid , ModuleRevisionId foun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VersionMatcher.LatestVersio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VersionMatcher.compare( ModuleRevisionId askedMrid , ModuleRevisionId foundMrid , Comparator staticCompa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VersionMatcher.needModuleDescriptor( ModuleRevisionId askedMrid , ModuleRevisionId foun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VersionMatcher.isDynamic( ModuleRevisionId asked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stVersionMatcher.accept( ModuleRevisionId askedMrid , ModuleDescriptor found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